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1" table:style-name="ta1">
        <table:shapes>
          <draw:frame draw:z-index="0" draw:style-name="gr1" draw:text-style-name="P1" svg:width="283.55mm" svg:height="178.36mm" svg:x="44.39mm" svg:y="10.54mm">
            <loext:p draw:notify-on-update-of-ranges="Output1.A3:Output1.A103 Output1.B3:Output1.B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Table1</text:p>
          </table:table-cell>
          <table:table-cell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Column1</text:p>
          </table:table-cell>
        </table:table-row>
        <table:table-row table:style-name="ro1">
          <table:table-cell office:value-type="string" calcext:value-type="string">
            <text:p><text:s/>0.00 - 0.0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<text:s/>0.07 - 0.14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string" calcext:value-type="string">
            <text:p><text:s/>0.14 - 0.21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<text:s/>0.21 - 0.28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<text:s/>0.28 - 0.35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string" calcext:value-type="string">
            <text:p><text:s/>0.35 - 0.42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string" calcext:value-type="string">
            <text:p><text:s/>0.42 - 0.49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<text:s/>0.49 - 0.56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string" calcext:value-type="string">
            <text:p><text:s/>0.56 - 0.63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string" calcext:value-type="string">
            <text:p><text:s/>0.63 - 0.70</text:p>
          </table:table-cell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string" calcext:value-type="string">
            <text:p><text:s/>0.70 - 0.77</text:p>
          </table:table-cell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string" calcext:value-type="string">
            <text:p><text:s/>0.77 - 0.84</text:p>
          </table:table-cell>
          <table:table-cell office:value-type="float" office:value="11289" calcext:value-type="float">
            <text:p>11289</text:p>
          </table:table-cell>
        </table:table-row>
        <table:table-row table:style-name="ro1">
          <table:table-cell office:value-type="string" calcext:value-type="string">
            <text:p><text:s/>0.84 - 0.91</text:p>
          </table:table-cell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string" calcext:value-type="string">
            <text:p><text:s/>0.91 - 0.98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string" calcext:value-type="string">
            <text:p><text:s/>0.98 - 1.05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string" calcext:value-type="string">
            <text:p><text:s/>1.05 - 1.12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string" calcext:value-type="string">
            <text:p><text:s/>1.12 - 1.19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string" calcext:value-type="string">
            <text:p><text:s/>1.19 - 1.26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string" calcext:value-type="string">
            <text:p><text:s/>1.26 - 1.33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string" calcext:value-type="string">
            <text:p><text:s/>1.33 - 1.40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<text:s/>1.40 - 1.47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string" calcext:value-type="string">
            <text:p><text:s/>1.47 - 1.54</text:p>
          </table:table-cell>
          <table:table-cell office:value-type="float" office:value="7821" calcext:value-type="float">
            <text:p>7821</text:p>
          </table:table-cell>
        </table:table-row>
        <table:table-row table:style-name="ro1">
          <table:table-cell office:value-type="string" calcext:value-type="string">
            <text:p><text:s/>1.54 - 1.61</text:p>
          </table:table-cell>
          <table:table-cell office:value-type="float" office:value="8589" calcext:value-type="float">
            <text:p>8589</text:p>
          </table:table-cell>
        </table:table-row>
        <table:table-row table:style-name="ro1">
          <table:table-cell office:value-type="string" calcext:value-type="string">
            <text:p><text:s/>1.61 - 1.68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string" calcext:value-type="string">
            <text:p><text:s/>1.68 - 1.75</text:p>
          </table:table-cell>
          <table:table-cell office:value-type="float" office:value="7514" calcext:value-type="float">
            <text:p>7514</text:p>
          </table:table-cell>
        </table:table-row>
        <table:table-row table:style-name="ro1">
          <table:table-cell office:value-type="string" calcext:value-type="string">
            <text:p><text:s/>1.75 - 1.82</text:p>
          </table:table-cell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string" calcext:value-type="string">
            <text:p><text:s/>1.82 - 1.89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string" calcext:value-type="string">
            <text:p><text:s/>1.89 - 1.96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string" calcext:value-type="string">
            <text:p><text:s/>1.96 - 2.03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string" calcext:value-type="string">
            <text:p><text:s/>2.03 - 2.10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<text:s/>2.10 - 2.17</text:p>
          </table:table-cell>
          <table:table-cell office:value-type="float" office:value="10525" calcext:value-type="float">
            <text:p>10525</text:p>
          </table:table-cell>
        </table:table-row>
        <table:table-row table:style-name="ro1">
          <table:table-cell office:value-type="string" calcext:value-type="string">
            <text:p><text:s/>2.17 - 2.24</text:p>
          </table:table-cell>
          <table:table-cell office:value-type="float" office:value="17793" calcext:value-type="float">
            <text:p>17793</text:p>
          </table:table-cell>
        </table:table-row>
        <table:table-row table:style-name="ro1">
          <table:table-cell office:value-type="string" calcext:value-type="string">
            <text:p><text:s/>2.24 - 2.31</text:p>
          </table:table-cell>
          <table:table-cell office:value-type="float" office:value="20547" calcext:value-type="float">
            <text:p>20547</text:p>
          </table:table-cell>
        </table:table-row>
        <table:table-row table:style-name="ro1">
          <table:table-cell office:value-type="string" calcext:value-type="string">
            <text:p><text:s/>2.31 - 2.38</text:p>
          </table:table-cell>
          <table:table-cell office:value-type="float" office:value="19210" calcext:value-type="float">
            <text:p>19210</text:p>
          </table:table-cell>
        </table:table-row>
        <table:table-row table:style-name="ro1">
          <table:table-cell office:value-type="string" calcext:value-type="string">
            <text:p><text:s/>2.38 - 2.45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string" calcext:value-type="string">
            <text:p><text:s/>2.45 - 2.52</text:p>
          </table:table-cell>
          <table:table-cell office:value-type="float" office:value="14460" calcext:value-type="float">
            <text:p>14460</text:p>
          </table:table-cell>
        </table:table-row>
        <table:table-row table:style-name="ro1">
          <table:table-cell office:value-type="string" calcext:value-type="string">
            <text:p><text:s/>2.52 - 2.59</text:p>
          </table:table-cell>
          <table:table-cell office:value-type="float" office:value="12630" calcext:value-type="float">
            <text:p>12630</text:p>
          </table:table-cell>
        </table:table-row>
        <table:table-row table:style-name="ro1">
          <table:table-cell office:value-type="string" calcext:value-type="string">
            <text:p><text:s/>2.59 - 2.66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string" calcext:value-type="string">
            <text:p><text:s/>2.66 - 2.73</text:p>
          </table:table-cell>
          <table:table-cell office:value-type="float" office:value="8661" calcext:value-type="float">
            <text:p>8661</text:p>
          </table:table-cell>
        </table:table-row>
        <table:table-row table:style-name="ro1">
          <table:table-cell office:value-type="string" calcext:value-type="string">
            <text:p><text:s/>2.73 - 2.80</text:p>
          </table:table-cell>
          <table:table-cell office:value-type="float" office:value="7139" calcext:value-type="float">
            <text:p>7139</text:p>
          </table:table-cell>
        </table:table-row>
        <table:table-row table:style-name="ro1">
          <table:table-cell office:value-type="string" calcext:value-type="string">
            <text:p><text:s/>2.80 - 2.87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string" calcext:value-type="string">
            <text:p><text:s/>2.87 - 2.94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string" calcext:value-type="string">
            <text:p><text:s/>2.94 - 3.01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string" calcext:value-type="string">
            <text:p><text:s/>3.01 - 3.08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string" calcext:value-type="string">
            <text:p><text:s/>3.08 - 3.15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<text:s/>3.15 - 3.22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<text:s/>3.22 - 3.29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<text:s/>3.29 - 3.36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<text:s/>3.36 - 3.43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<text:s/>3.43 - 3.5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<text:s/>3.50 - 3.57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<text:s/>3.57 - 3.64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<text:s/>3.64 - 3.71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<text:s/>3.71 - 3.78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<text:s/>3.78 - 3.85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<text:s/>3.85 - 3.9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<text:s/>3.92 - 3.9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<text:s/>3.99 - 4.0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<text:s/>4.06 - 4.1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<text:s/>4.13 - 4.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<text:s/>4.20 - 4.2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<text:s/>4.27 - 4.3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<text:s/>4.34 - 4.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<text:s/>4.41 - 4.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s/>4.48 - 4.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<text:s/>4.55 - 4.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4.62 - 4.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<text:s/>4.69 - 4.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4.76 - 4.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<text:s/>4.83 - 4.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<text:s/>4.90 - 4.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s/>4.97 - 5.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s/>5.04 - 5.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<text:s/>5.11 - 5.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s/>5.18 - 5.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s/>5.25 - 5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s/>5.32 - 5.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5.39 - 5.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5.46 - 5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s/>5.53 - 5.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s/>5.60 - 5.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s/>5.67 - 5.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<text:s/>5.74 - 5.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s/>5.81 - 5.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s/>5.88 - 5.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5.95 - 6.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6.02 - 6.0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<text:s/>6.09 - 6.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/>6.16 - 6.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s/>6.23 - 6.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6.30 - 6.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6.37 - 6.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6.44 - 6.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s/>6.51 - 6.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6.58 - 6.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/>6.65 - 6.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6.72 - 6.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6.79 - 6.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6.86 - 6.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6.93 - 7.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&gt; 7.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UM([.B3:.B103])" office:value-type="float" office:value="396639" calcext:value-type="float">
            <text:p>396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6:24:18.727105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7:00:34.403805148</dc:date>
    <dc:creator>Hans Klaufus</dc:creator>
    <meta:editing-duration>PT27M15S</meta:editing-duration>
    <meta:editing-cycles>4</meta:editing-cycles>
    <meta:generator>LibreOffice/5.0.5.2$Linux_X86_64 LibreOffice_project/00$Build-2</meta:generator>
    <meta:document-statistic meta:table-count="1" meta:cell-count="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356cm" svg:height="17.837cm" xlink:href=".." xlink:type="simple" chart:class="chart:bar" chart:style-name="ch1">
        <chart:title svg:x="9.703cm" svg:y="0.492cm" chart:style-name="ch2">
          <text:p>The redshift distribution of QSOs in the SDSS</text:p>
        </chart:title>
        <chart:plot-area chart:style-name="ch3" table:cell-range-address="Output1.A3:Output1.B103" chart:data-source-has-labels="column" svg:x="1.578cm" svg:y="1.627cm" svg:width="26.211cm" svg:height="14.873cm">
          <chartooo:coordinate-region svg:x="2.831cm" svg:y="1.826cm" svg:width="24.958cm" svg:height="12.909cm"/>
          <chart:axis chart:dimension="x" chart:name="primary-x" chart:style-name="ch4" chartooo:axis-type="auto">
            <chartooo:date-scale/>
            <chart:title svg:x="13.911cm" svg:y="16.856cm" chart:style-name="ch5">
              <text:p>Redshift z</text:p>
            </chart:title>
            <chart:categories table:cell-range-address="Output1.A3:Output1.A103"/>
          </chart:axis>
          <chart:axis chart:dimension="y" chart:name="primary-y" chart:style-name="ch6">
            <chart:title svg:x="0.451cm" svg:y="10.668cm" chart:style-name="ch7">
              <text:p>Number of quasars n</text:p>
            </chart:title>
            <chart:grid chart:style-name="ch8" chart:class="major"/>
          </chart:axis>
          <chart:series chart:style-name="ch9" chart:values-cell-range-address="Output1.B3:Output1.B103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0.00 - 0.07</text:p>
                <draw:g>
                  <svg:desc>Output1.A3:Output1.A103</svg:desc>
                </draw:g>
              </table:table-cell>
              <table:table-cell office:value-type="float" office:value="607">
                <text:p>607</text:p>
                <draw:g>
                  <svg:desc>Output1.B3:Output1.B103</svg:desc>
                </draw:g>
              </table:table-cell>
            </table:table-row>
            <table:table-row>
              <table:table-cell office:value-type="string">
                <text:p> 0.07 - 0.14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 0.14 - 0.21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 0.21 - 0.28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 0.28 - 0.35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 0.35 - 0.42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 0.42 - 0.49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string">
                <text:p> 0.49 - 0.56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 0.56 - 0.63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 0.63 - 0.70</text:p>
              </table:table-cell>
              <table:table-cell office:value-type="float" office:value="9695">
                <text:p>9695</text:p>
              </table:table-cell>
            </table:table-row>
            <table:table-row>
              <table:table-cell office:value-type="string">
                <text:p> 0.70 - 0.77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 0.77 - 0.84</text:p>
              </table:table-cell>
              <table:table-cell office:value-type="float" office:value="11289">
                <text:p>11289</text:p>
              </table:table-cell>
            </table:table-row>
            <table:table-row>
              <table:table-cell office:value-type="string">
                <text:p> 0.84 - 0.91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 0.91 - 0.98</text:p>
              </table:table-cell>
              <table:table-cell office:value-type="float" office:value="7497">
                <text:p>7497</text:p>
              </table:table-cell>
            </table:table-row>
            <table:table-row>
              <table:table-cell office:value-type="string">
                <text:p> 0.98 - 1.05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string">
                <text:p> 1.05 - 1.12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 1.12 - 1.19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 1.19 - 1.26</text:p>
              </table:table-cell>
              <table:table-cell office:value-type="float" office:value="6795">
                <text:p>6795</text:p>
              </table:table-cell>
            </table:table-row>
            <table:table-row>
              <table:table-cell office:value-type="string">
                <text:p> 1.26 - 1.33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 1.33 - 1.40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 1.40 - 1.47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 1.47 - 1.54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 1.54 - 1.61</text:p>
              </table:table-cell>
              <table:table-cell office:value-type="float" office:value="8589">
                <text:p>8589</text:p>
              </table:table-cell>
            </table:table-row>
            <table:table-row>
              <table:table-cell office:value-type="string">
                <text:p> 1.61 - 1.68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string">
                <text:p> 1.68 - 1.75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 1.75 - 1.82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 1.82 - 1.89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 1.89 - 1.96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 1.96 - 2.03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string">
                <text:p> 2.03 - 2.10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 2.10 - 2.17</text:p>
              </table:table-cell>
              <table:table-cell office:value-type="float" office:value="10525">
                <text:p>10525</text:p>
              </table:table-cell>
            </table:table-row>
            <table:table-row>
              <table:table-cell office:value-type="string">
                <text:p> 2.17 - 2.24</text:p>
              </table:table-cell>
              <table:table-cell office:value-type="float" office:value="17793">
                <text:p>17793</text:p>
              </table:table-cell>
            </table:table-row>
            <table:table-row>
              <table:table-cell office:value-type="string">
                <text:p> 2.24 - 2.31</text:p>
              </table:table-cell>
              <table:table-cell office:value-type="float" office:value="20547">
                <text:p>20547</text:p>
              </table:table-cell>
            </table:table-row>
            <table:table-row>
              <table:table-cell office:value-type="string">
                <text:p> 2.31 - 2.38</text:p>
              </table:table-cell>
              <table:table-cell office:value-type="float" office:value="19210">
                <text:p>19210</text:p>
              </table:table-cell>
            </table:table-row>
            <table:table-row>
              <table:table-cell office:value-type="string">
                <text:p> 2.38 - 2.45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 2.45 - 2.52</text:p>
              </table:table-cell>
              <table:table-cell office:value-type="float" office:value="14460">
                <text:p>14460</text:p>
              </table:table-cell>
            </table:table-row>
            <table:table-row>
              <table:table-cell office:value-type="string">
                <text:p> 2.52 - 2.59</text:p>
              </table:table-cell>
              <table:table-cell office:value-type="float" office:value="12630">
                <text:p>12630</text:p>
              </table:table-cell>
            </table:table-row>
            <table:table-row>
              <table:table-cell office:value-type="string">
                <text:p> 2.59 - 2.66</text:p>
              </table:table-cell>
              <table:table-cell office:value-type="float" office:value="10650">
                <text:p>10650</text:p>
              </table:table-cell>
            </table:table-row>
            <table:table-row>
              <table:table-cell office:value-type="string">
                <text:p> 2.66 - 2.73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 2.73 - 2.80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 2.80 - 2.87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 2.87 - 2.94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 2.94 - 3.01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 3.01 - 3.08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 3.08 - 3.1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 3.15 - 3.22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string">
                <text:p> 3.22 - 3.29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 3.29 - 3.36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 3.36 - 3.4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 3.43 - 3.5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 3.50 - 3.57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 3.57 - 3.6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 3.64 - 3.7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 3.71 - 3.7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 3.78 - 3.85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 3.85 - 3.9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 3.92 - 3.9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3.99 - 4.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 4.06 - 4.1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 4.13 - 4.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4.20 - 4.2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 4.27 - 4.3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 4.34 - 4.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 4.41 - 4.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 4.48 - 4.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 4.55 - 4.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4.62 - 4.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 4.69 - 4.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4.76 - 4.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 4.83 - 4.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 4.90 - 4.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 4.97 - 5.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 5.04 - 5.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 5.11 - 5.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 5.18 - 5.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 5.25 - 5.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 5.32 - 5.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 5.39 - 5.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 5.46 - 5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 5.53 - 5.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5.60 - 5.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 5.67 - 5.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 5.74 - 5.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 5.81 - 5.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5.88 - 5.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 5.95 - 6.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6.02 - 6.0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 6.09 - 6.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 6.16 - 6.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 6.23 - 6.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6.30 - 6.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 6.37 - 6.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 6.44 - 6.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 6.51 - 6.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 6.58 - 6.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 6.65 - 6.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 6.72 - 6.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6.79 - 6.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6.86 - 6.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 6.93 - 7.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&gt; 7.0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